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9-1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6-1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2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2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11-0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9-12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1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8-01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08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20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29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15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22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1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0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24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24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13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1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12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2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28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0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1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09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24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0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10-14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9-13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7-01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22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2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1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5488" calcext:value-type="float">
            <text:p>10.6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62012903226" calcext:value-type="float">
            <text:p>10.656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58947096774" calcext:value-type="float">
            <text:p>10.6858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657875" calcext:value-type="float">
            <text:p>10.7265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6389677419" calcext:value-type="float">
            <text:p>10.7536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40322580645" calcext:value-type="float">
            <text:p>10.754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75325" calcext:value-type="float">
            <text:p>10.737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95904516129" calcext:value-type="float">
            <text:p>10.7095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01109677419" calcext:value-type="float">
            <text:p>10.720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9536" calcext:value-type="float">
            <text:p>10.75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71264516129" calcext:value-type="float">
            <text:p>10.807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2404" calcext:value-type="float">
            <text:p>10.85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879075" calcext:value-type="float">
            <text:p>10.8987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12268387097" calcext:value-type="float">
            <text:p>10.9712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17935483871" calcext:value-type="float">
            <text:p>11.031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6907" calcext:value-type="float">
            <text:p>11.066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46032" calcext:value-type="float">
            <text:p>11.07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557475" calcext:value-type="float">
            <text:p>11.0755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46621935484" calcext:value-type="float">
            <text:p>11.0746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80576" calcext:value-type="float">
            <text:p>11.07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6244" calcext:value-type="float">
            <text:p>11.09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65070967742" calcext:value-type="float">
            <text:p>11.136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2575" calcext:value-type="float">
            <text:p>11.204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3988965517" calcext:value-type="float">
            <text:p>11.27139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98787096774" calcext:value-type="float">
            <text:p>11.3198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761125" calcext:value-type="float">
            <text:p>11.3676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68247741936" calcext:value-type="float">
            <text:p>11.4168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51435" calcext:value-type="float">
            <text:p>11.4351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41376" calcext:value-type="float">
            <text:p>11.46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105775" calcext:value-type="float">
            <text:p>11.5110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334375" calcext:value-type="float">
            <text:p>11.5133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64464" calcext:value-type="float">
            <text:p>11.49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953" calcext:value-type="float">
            <text:p>11.47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8402580645" calcext:value-type="float">
            <text:p>11.5038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75789090909" calcext:value-type="float">
            <text:p>11.54757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8502068966" calcext:value-type="float">
            <text:p>11.597850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8949677419" calcext:value-type="float">
            <text:p>11.6588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879675" calcext:value-type="float">
            <text:p>11.7087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16131612903" calcext:value-type="float">
            <text:p>11.7516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523" calcext:value-type="float">
            <text:p>11.8045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94152258064" calcext:value-type="float">
            <text:p>11.83941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1277419355" calcext:value-type="float">
            <text:p>11.862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7388" calcext:value-type="float">
            <text:p>11.86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60028387097" calcext:value-type="float">
            <text:p>11.8460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04967741936" calcext:value-type="float">
            <text:p>11.840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55401290323" calcext:value-type="float">
            <text:p>11.8555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48794285714" calcext:value-type="float">
            <text:p>11.93487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126" calcext:value-type="float">
            <text:p>12.05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1576" calcext:value-type="float">
            <text:p>12.1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999225" calcext:value-type="float">
            <text:p>12.1299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14616" calcext:value-type="float">
            <text:p>12.15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6473" calcext:value-type="float">
            <text:p>12.1664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80425" calcext:value-type="float">
            <text:p>12.1498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30872" calcext:value-type="float">
            <text:p>12.15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294875" calcext:value-type="float">
            <text:p>12.1629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96691612903" calcext:value-type="float">
            <text:p>12.1996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09357419355" calcext:value-type="float">
            <text:p>12.2309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12912" calcext:value-type="float">
            <text:p>12.26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80495483871" calcext:value-type="float">
            <text:p>12.3180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51865806452" calcext:value-type="float">
            <text:p>12.3451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649925" calcext:value-type="float">
            <text:p>12.3764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1791483871" calcext:value-type="float">
            <text:p>12.3917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6736516129" calcext:value-type="float">
            <text:p>12.4067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73875" calcext:value-type="float">
            <text:p>12.3877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504" calcext:value-type="float">
            <text:p>12.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5447272727" calcext:value-type="float">
            <text:p>12.40554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12882580645" calcext:value-type="float">
            <text:p>12.4212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68232258065" calcext:value-type="float">
            <text:p>12.4368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8066206897" calcext:value-type="float">
            <text:p>12.457806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813225" calcext:value-type="float">
            <text:p>12.4881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23638709677" calcext:value-type="float">
            <text:p>12.522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25784" calcext:value-type="float">
            <text:p>12.55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538" calcext:value-type="float">
            <text:p>12.56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33632" calcext:value-type="float">
            <text:p>12.58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47775" calcext:value-type="float">
            <text:p>12.5854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3668" calcext:value-type="float">
            <text:p>12.58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46688" calcext:value-type="float">
            <text:p>12.56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195225" calcext:value-type="float">
            <text:p>12.5719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88877419355" calcext:value-type="float">
            <text:p>12.608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18547096774" calcext:value-type="float">
            <text:p>12.65185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56557241379" calcext:value-type="float">
            <text:p>12.69565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9806451613" calcext:value-type="float">
            <text:p>12.749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47445" calcext:value-type="float">
            <text:p>12.8147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5488" calcext:value-type="float">
            <text:p>12.87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170775" calcext:value-type="float">
            <text:p>12.9017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75408" calcext:value-type="float">
            <text:p>12.93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796" calcext:value-type="float">
            <text:p>12.9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9221538462" calcext:value-type="float">
            <text:p>12.975922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60358709677" calcext:value-type="float">
            <text:p>12.9460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235" calcext:value-type="float">
            <text:p>12.929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0432" calcext:value-type="float">
            <text:p>12.94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771975" calcext:value-type="float">
            <text:p>12.9977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71817142857" calcext:value-type="float">
            <text:p>13.04718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4114" calcext:value-type="float">
            <text:p>13.104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021875" calcext:value-type="float">
            <text:p>13.1802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88584" calcext:value-type="float">
            <text:p>13.26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48575" calcext:value-type="float">
            <text:p>13.4114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96498064516" calcext:value-type="float">
            <text:p>13.5196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99331612903" calcext:value-type="float">
            <text:p>13.5499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959825" calcext:value-type="float">
            <text:p>13.5495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34376" calcext:value-type="float">
            <text:p>13.48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6628" calcext:value-type="float">
            <text:p>13.40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7316129032" calcext:value-type="float">
            <text:p>13.350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8709677419" calcext:value-type="float">
            <text:p>13.371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67296" calcext:value-type="float">
            <text:p>13.40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2103225807" calcext:value-type="float">
            <text:p>13.469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2551" calcext:value-type="float">
            <text:p>13.5525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9544" calcext:value-type="float">
            <text:p>13.65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40035" calcext:value-type="float">
            <text:p>13.7440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26648" calcext:value-type="float">
            <text:p>13.80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80065" calcext:value-type="float">
            <text:p>13.7680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3736774194" calcext:value-type="float">
            <text:p>13.6823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36225" calcext:value-type="float">
            <text:p>13.5663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49130322581" calcext:value-type="float">
            <text:p>13.4749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5777" calcext:value-type="float">
            <text:p>13.455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9927483871" calcext:value-type="float">
            <text:p>13.4799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81953103448" calcext:value-type="float">
            <text:p>13.51819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08758709677" calcext:value-type="float">
            <text:p>13.57087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3775" calcext:value-type="float">
            <text:p>13.688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07776" calcext:value-type="float">
            <text:p>13.79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63552" calcext:value-type="float">
            <text:p>13.91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53545" calcext:value-type="float">
            <text:p>13.8853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8425806452" calcext:value-type="float">
            <text:p>13.783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28769032258" calcext:value-type="float">
            <text:p>13.6528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3483870968" calcext:value-type="float">
            <text:p>13.578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3940645161" calcext:value-type="float">
            <text:p>13.5873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72436129032" calcext:value-type="float">
            <text:p>13.6372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7028965517" calcext:value-type="float">
            <text:p>13.703702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38020645161" calcext:value-type="float">
            <text:p>13.8038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544975" calcext:value-type="float">
            <text:p>13.8854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1704" calcext:value-type="float">
            <text:p>13.9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39767272727" calcext:value-type="float">
            <text:p>14.08397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148175" calcext:value-type="float">
            <text:p>14.1414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6772" calcext:value-type="float">
            <text:p>13.79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3754" calcext:value-type="float">
            <text:p>14.033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72487741936" calcext:value-type="float">
            <text:p>14.0472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2356363636" calcext:value-type="float">
            <text:p>14.054235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3610322581" calcext:value-type="float">
            <text:p>14.0113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26451612903" calcext:value-type="float">
            <text:p>13.912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39870967742" calcext:value-type="float">
            <text:p>13.833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4012903226" calcext:value-type="float">
            <text:p>13.780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9362580645" calcext:value-type="float">
            <text:p>13.7959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2332" calcext:value-type="float">
            <text:p>13.8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93138064516" calcext:value-type="float">
            <text:p>13.8793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75336" calcext:value-type="float">
            <text:p>13.9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709" calcext:value-type="float">
            <text:p>14.0547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46784" calcext:value-type="float">
            <text:p>14.11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176125" calcext:value-type="float">
            <text:p>14.0917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9504516129" calcext:value-type="float">
            <text:p>13.979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87447272727" calcext:value-type="float">
            <text:p>13.87874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26651428571" calcext:value-type="float">
            <text:p>13.81266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89546666667" calcext:value-type="float">
            <text:p>13.81895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7888571429" calcext:value-type="float">
            <text:p>13.82278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89610322581" calcext:value-type="float">
            <text:p>13.8589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93075" calcext:value-type="float">
            <text:p>13.9239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5096774194" calcext:value-type="float">
            <text:p>14.008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23672258065" calcext:value-type="float">
            <text:p>14.12236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5672" calcext:value-type="float">
            <text:p>14.21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9735483871" calcext:value-type="float">
            <text:p>14.229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75815" calcext:value-type="float">
            <text:p>14.1775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12088" calcext:value-type="float">
            <text:p>14.09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22575483871" calcext:value-type="float">
            <text:p>13.9822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59187096774" calcext:value-type="float">
            <text:p>13.925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99210322581" calcext:value-type="float">
            <text:p>13.9199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8691428571" calcext:value-type="float">
            <text:p>13.92086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82495483871" calcext:value-type="float">
            <text:p>13.9182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40505806452" calcext:value-type="float">
            <text:p>13.9240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60748387097" calcext:value-type="float">
            <text:p>13.946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7792516129" calcext:value-type="float">
            <text:p>13.9977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81432" calcext:value-type="float">
            <text:p>13.9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089025" calcext:value-type="float">
            <text:p>13.9808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8355" calcext:value-type="float">
            <text:p>13.9238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5032" calcext:value-type="float">
            <text:p>13.8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80115" calcext:value-type="float">
            <text:p>13.8080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39856" calcext:value-type="float">
            <text:p>13.8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04301935484" calcext:value-type="float">
            <text:p>13.7904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81150344828" calcext:value-type="float">
            <text:p>13.84811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55475" calcext:value-type="float">
            <text:p>13.905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18931612903" calcext:value-type="float">
            <text:p>13.9918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2949677419" calcext:value-type="float">
            <text:p>14.0972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368375" calcext:value-type="float">
            <text:p>14.2336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5664" calcext:value-type="float">
            <text:p>14.23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98825" calcext:value-type="float">
            <text:p>14.299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1610322581" calcext:value-type="float">
            <text:p>14.3161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3907096774" calcext:value-type="float">
            <text:p>14.2733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53945" calcext:value-type="float">
            <text:p>14.2053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92224" calcext:value-type="float">
            <text:p>14.14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558" calcext:value-type="float">
            <text:p>14.16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9862068966" calcext:value-type="float">
            <text:p>14.2099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96082580645" calcext:value-type="float">
            <text:p>14.2196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19447741936" calcext:value-type="float">
            <text:p>14.2819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6676129032" calcext:value-type="float">
            <text:p>14.3626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0608516129" calcext:value-type="float">
            <text:p>14.4306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74616" calcext:value-type="float">
            <text:p>14.4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69485" calcext:value-type="float">
            <text:p>14.4469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066075" calcext:value-type="float">
            <text:p>14.4306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88944" calcext:value-type="float">
            <text:p>14.31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9889032258" calcext:value-type="float">
            <text:p>14.1679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16211612903" calcext:value-type="float">
            <text:p>14.1016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91630967742" calcext:value-type="float">
            <text:p>14.0991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83663448276" calcext:value-type="float">
            <text:p>14.098366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87003870968" calcext:value-type="float">
            <text:p>14.1087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167225" calcext:value-type="float">
            <text:p>14.1416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9736" calcext:value-type="float">
            <text:p>14.21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540825" calcext:value-type="float">
            <text:p>14.3154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67376" calcext:value-type="float">
            <text:p>14.4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08513548387" calcext:value-type="float">
            <text:p>14.4808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2374" calcext:value-type="float">
            <text:p>14.422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81984" calcext:value-type="float">
            <text:p>14.33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9269677419" calcext:value-type="float">
            <text:p>14.2009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47790967742" calcext:value-type="float">
            <text:p>14.0747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8035" calcext:value-type="float">
            <text:p>14.0488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3537142857" calcext:value-type="float">
            <text:p>14.04235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61375" calcext:value-type="float">
            <text:p>14.0546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49144" calcext:value-type="float">
            <text:p>14.2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411" calcext:value-type="float">
            <text:p>14.3374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34" calcext:value-type="float">
            <text:p>14.40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932975" calcext:value-type="float">
            <text:p>14.4493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9955" calcext:value-type="float">
            <text:p>14.4419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68472" calcext:value-type="float">
            <text:p>14.2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14125" calcext:value-type="float">
            <text:p>14.0841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4709677419" calcext:value-type="float">
            <text:p>13.981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574925" calcext:value-type="float">
            <text:p>13.9957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52143448276" calcext:value-type="float">
            <text:p>14.025214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937625" calcext:value-type="float">
            <text:p>14.0593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49930322581" calcext:value-type="float">
            <text:p>14.1149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34071111111" calcext:value-type="float">
            <text:p>14.19340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7876" calcext:value-type="float">
            <text:p>14.24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6261150907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46" meta:object-count="0"/>
    <meta:user-defined meta:name="AppVersion">3.0</meta:user-defined>
  </office:meta>
</office:document-meta>
</file>